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system-ui, 'Apple Color Emoji', 'Segoe UI Emoji', 'Segoe UI Web', sans-serif"/>
  </office:font-face-decls>
  <office:automatic-styles>
    <style:style style:name="P1" style:family="paragraph" style:parent-style-name="Standard">
      <style:text-properties officeooo:rsid="001a669e" officeooo:paragraph-rsid="001a669e"/>
    </style:style>
    <style:style style:name="P2" style:family="paragraph" style:parent-style-name="Standard">
      <style:text-properties fo:font-weight="bold" officeooo:rsid="001b2816" officeooo:paragraph-rsid="001b2816" style:font-weight-asian="bold" style:font-weight-complex="bold"/>
    </style:style>
    <style:style style:name="P3" style:family="paragraph" style:parent-style-name="Standard">
      <style:text-properties officeooo:rsid="001d8629" officeooo:paragraph-rsid="001d8629"/>
    </style:style>
    <style:style style:name="P4" style:family="paragraph" style:parent-style-name="Standard">
      <style:text-properties officeooo:rsid="00203343" officeooo:paragraph-rsid="00203343"/>
    </style:style>
    <style:style style:name="P5" style:family="paragraph" style:parent-style-name="Standard">
      <style:text-properties officeooo:rsid="00203343" officeooo:paragraph-rsid="00210b64"/>
    </style:style>
    <style:style style:name="P6" style:family="paragraph" style:parent-style-name="Standard">
      <style:text-properties officeooo:rsid="0021917e" officeooo:paragraph-rsid="0021917e"/>
    </style:style>
    <style:style style:name="P7" style:family="paragraph" style:parent-style-name="Standard">
      <style:text-properties officeooo:paragraph-rsid="0022e52a"/>
    </style:style>
    <style:style style:name="T1" style:family="text">
      <style:text-properties officeooo:rsid="001c6a9b"/>
    </style:style>
    <style:style style:name="T2" style:family="text">
      <style:text-properties officeooo:rsid="001d8629"/>
    </style:style>
    <style:style style:name="T3" style:family="text">
      <style:text-properties officeooo:rsid="001dcdcf"/>
    </style:style>
    <style:style style:name="T4" style:family="text">
      <style:text-properties officeooo:rsid="001dd73d"/>
    </style:style>
    <style:style style:name="T5" style:family="text">
      <style:text-properties officeooo:rsid="001e9a92"/>
    </style:style>
    <style:style style:name="T6" style:family="text">
      <style:text-properties officeooo:rsid="00210b64"/>
    </style:style>
    <style:style style:name="T7" style:family="text">
      <style:text-properties officeooo:rsid="002187a5"/>
    </style:style>
    <style:style style:name="T8" style:family="text">
      <style:text-properties officeooo:rsid="0021917e"/>
    </style:style>
    <style:style style:name="T9" style:family="text">
      <style:text-properties fo:font-variant="normal" fo:text-transform="none" fo:color="#242424" loext:opacity="100%" style:font-name="apple-system" fo:font-size="10.5pt" fo:letter-spacing="normal" fo:font-style="normal" fo:font-weight="normal"/>
    </style:style>
    <style:style style:name="T10" style:family="text">
      <style:text-properties fo:font-variant="normal" fo:text-transform="none" fo:color="#242424" loext:opacity="100%" style:font-name="apple-system" fo:font-size="10.5pt" fo:letter-spacing="normal" fo:font-style="normal" fo:font-weight="normal" officeooo:rsid="0022e52a"/>
    </style:style>
    <style:style style:name="T11" style:family="text">
      <style:text-properties officeooo:rsid="001a669e"/>
    </style:style>
    <style:style style:name="T12" style:family="text">
      <style:text-properties officeooo:rsid="0022e5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oup Members: Alba Henderson (2418560), Oscar Morris (2497790), Lowrie Mouat (2481347)</text:p>
      <text:p text:style-name="P1"/>
      <text:p text:style-name="P7"><text:span text:style-name="T11">This is a report on the creation of a Cellular Automaton using the C programming language. The program was compiled on </text:span><text:span text:style-name="T12">bash 5.0.17 on Ubuntu 20.04.5 LTS with GCC version 9.4.0</text:span><text:span text:style-name="T11">.</text:span></text:p>
      <text:p text:style-name="P1"/>
      <text:p text:style-name="P1">An issue first faced by our group during the early stages was understanding the concept of a cellular automaton. <text:span text:style-name="T1">Whilst the concept is easily understood once grasping what many of the grid examples are representing it took a moment to understand the relation between them and the binary numbers. Once we had grasped the concept we moved on to begin coding the automaton. </text:span><text:span text:style-name="T3">We first set-up a GitHub repository as to be able work on the project from our own machines </text:span><text:span text:style-name="T7">and keep track of our additions to the code</text:span><text:span text:style-name="T3">. A</text:span><text:span text:style-name="T1"> conscious decision </text:span><text:span text:style-name="T3">was made </text:span><text:span text:style-name="T1">to use data types capable of storing only what was necessary as to </text:span><text:span text:style-name="T2">write efficient code. </text:span><text:span text:style-name="T6">Whilst being an important part of making our code as efficient as possible, there was a learning curve with working with unsigned integer data types </text:span><text:span text:style-name="T7">as </text:span><text:span text:style-name="T6">we were unfamiliar with them beforehand.</text:span><text:span text:style-name="T2"> Using unsigned integers </text:span><text:span text:style-name="T7">that were </text:span><text:span text:style-name="T2">limited to only the number of bits necessary to store different variables within the code.</text:span></text:p>
      <text:p text:style-name="P1"/>
      <text:p text:style-name="P3">The main algorithm used to create the C<text:span text:style-name="T3">ellular Automaton </text:span>was the first aspect of the code to be <text:span text:style-name="T6">written</text:span>. <text:span text:style-name="T3">The algorithm was written in a group environment with Oscar Morris writing the code with support from the </text:span><text:span text:style-name="T4">other</text:span><text:span text:style-name="T3"> </text:span><text:span text:style-name="T6">two </text:span><text:span text:style-name="T3">group members. After completing the main algorithm </text:span><text:span text:style-name="T5">work then began on creating a menu. Throughout all of these processes we used GitHub to manage pull requests and look over our work, </text:span><text:span text:style-name="T8">with group members helping to examine other group members code before committing</text:span><text:span text:style-name="T5">.</text:span></text:p>
      <text:p text:style-name="P3"/>
      <text:p text:style-name="P4">After the menu’s were up and running we looked towards input validation and possible extensions. We implemented outputting and reading in from a file, <text:span text:style-name="T6">the ability to input both numbers and binary and the ability choose whether to wrap the ends of the automaton around. We then started to implement more concrete input validation for the security of the code, </text:span><text:span text:style-name="T7">as well as making an easy to use and friendly menu system that worked with the user to use either defaults or there own set values. We made sure to add validation to the numerical values being passed through, with defaults being set when an issue was cause</text:span><text:span text:style-name="T8">d</text:span><text:span text:style-name="T7"> instead of the code being unhelpful and kicking the user out for the wrong input.</text:span></text:p>
      <text:p text:style-name="P3"/>
      <text:p text:style-name="P5">One part of the project that we would have to chosen to have done differently is <text:span text:style-name="T6">the input validation of the menu. The menu was initially implemented taking num</text:span><text:span text:style-name="T8">erical</text:span><text:span text:style-name="T6"> inputs from the user corresponding to options on the menu. Whilst this seemed at first to work as intended it was only once the program was almost fully written that it was realised that the program could be broken by inputting text into the menu prompts meant for integers. This causes the program to trap the user in an infinite loop of the menu being displayed. This issue was only discovered at the end of development.</text:span></text:p>
      <text:p text:style-name="P5"/>
      <text:p text:style-name="P5"><text:span text:style-name="T6"><text:s/></text:span><text:span text:style-name="T7">Part of the program that we would not change however is the use of unsigned integers and the efficiency of our main algorithm. It was important to learn about an unknown to make the best program we possibly could.</text:span></text:p>
      <text:p text:style-name="P5"/>
      <text:p text:style-name="P6">Overall the program was successfully created and worked on in a collaborative and efficient 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4T02:28:01.354000000</meta:creation-date>
    <dc:date>2022-11-14T09:03:46.473000000</dc:date>
    <meta:editing-duration>PT6M7S</meta:editing-duration>
    <meta:editing-cycles>2</meta:editing-cycles>
    <meta:generator>LibreOffice/7.3.3.2$Windows_X86_64 LibreOffice_project/d1d0ea68f081ee2800a922cac8f79445e4603348</meta:generator>
    <meta:document-statistic meta:table-count="0" meta:image-count="0" meta:object-count="0" meta:page-count="1" meta:paragraph-count="8" meta:word-count="569" meta:character-count="3290" meta:non-whitespace-character-count="2728"/>
  </office:meta>
</office:document-meta>
</file>